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d4fdc" officeooo:paragraph-rsid="000d4fdc"/>
    </style:style>
    <style:style style:name="P2" style:family="paragraph" style:parent-style-name="Heading_20_1">
      <style:text-properties officeooo:rsid="000d4fdc" officeooo:paragraph-rsid="000d4fdc"/>
    </style:style>
    <style:style style:name="P3" style:family="paragraph" style:parent-style-name="Heading_20_1">
      <style:text-properties officeooo:rsid="0011ba55" officeooo:paragraph-rsid="0011ba55"/>
    </style:style>
    <style:style style:name="P4" style:family="paragraph" style:parent-style-name="Heading_20_1">
      <style:text-properties officeooo:rsid="00185116" officeooo:paragraph-rsid="00185116"/>
    </style:style>
    <style:style style:name="P5" style:family="paragraph" style:parent-style-name="Heading_20_2">
      <style:text-properties officeooo:rsid="00165c7b" officeooo:paragraph-rsid="00177120"/>
    </style:style>
    <style:style style:name="P6" style:family="paragraph" style:parent-style-name="Heading_20_2">
      <style:text-properties fo:font-style="italic" officeooo:rsid="00143390" officeooo:paragraph-rsid="00143390" style:font-style-asian="italic" style:font-style-complex="italic"/>
    </style:style>
    <style:style style:name="P7" style:family="paragraph" style:parent-style-name="Heading_20_2">
      <style:text-properties officeooo:rsid="00185116" officeooo:paragraph-rsid="00185116"/>
    </style:style>
    <style:style style:name="P8" style:family="paragraph" style:parent-style-name="Heading_20_2">
      <style:text-properties officeooo:rsid="001cbdd9" officeooo:paragraph-rsid="001cbdd9"/>
    </style:style>
    <style:style style:name="P9" style:family="paragraph" style:parent-style-name="Heading_20_2">
      <style:text-properties officeooo:rsid="001faccc" officeooo:paragraph-rsid="001faccc"/>
    </style:style>
    <style:style style:name="P10" style:family="paragraph" style:parent-style-name="Heading_20_3">
      <style:text-properties officeooo:rsid="00177120" officeooo:paragraph-rsid="00177120"/>
    </style:style>
    <style:style style:name="P11" style:family="paragraph" style:parent-style-name="Text_20_body">
      <style:text-properties officeooo:rsid="000db690" officeooo:paragraph-rsid="000db690"/>
    </style:style>
    <style:style style:name="P12" style:family="paragraph" style:parent-style-name="Text_20_body">
      <style:text-properties officeooo:rsid="000e98f1" officeooo:paragraph-rsid="000e98f1"/>
    </style:style>
    <style:style style:name="P13" style:family="paragraph" style:parent-style-name="Text_20_body" style:list-style-name="L1">
      <style:text-properties officeooo:rsid="0011ba55" officeooo:paragraph-rsid="0011ba55"/>
    </style:style>
    <style:style style:name="P14" style:family="paragraph" style:parent-style-name="Text_20_body">
      <style:text-properties officeooo:rsid="00143390" officeooo:paragraph-rsid="00143390"/>
    </style:style>
    <style:style style:name="P15" style:family="paragraph" style:parent-style-name="Text_20_body">
      <style:text-properties officeooo:rsid="0015c45d" officeooo:paragraph-rsid="0015c45d"/>
    </style:style>
    <style:style style:name="P16" style:family="paragraph" style:parent-style-name="Text_20_body">
      <style:text-properties officeooo:rsid="00165c7b" officeooo:paragraph-rsid="00177120"/>
    </style:style>
    <style:style style:name="P17" style:family="paragraph" style:parent-style-name="Text_20_body">
      <style:text-properties officeooo:rsid="00177120" officeooo:paragraph-rsid="00177120"/>
    </style:style>
    <style:style style:name="P18" style:family="paragraph" style:parent-style-name="Text_20_body">
      <style:text-properties officeooo:rsid="00185116" officeooo:paragraph-rsid="00185116"/>
    </style:style>
    <style:style style:name="P19" style:family="paragraph" style:parent-style-name="Text_20_body">
      <style:text-properties officeooo:rsid="001cbdd9" officeooo:paragraph-rsid="001cbdd9"/>
    </style:style>
    <style:style style:name="P20" style:family="paragraph" style:parent-style-name="Text_20_body">
      <style:text-properties officeooo:rsid="001faccc" officeooo:paragraph-rsid="001faccc"/>
    </style:style>
    <style:style style:name="P21" style:family="paragraph" style:parent-style-name="Text_20_body">
      <style:text-properties officeooo:rsid="002194ac" officeooo:paragraph-rsid="002194ac"/>
    </style:style>
    <style:style style:name="P22" style:family="paragraph" style:parent-style-name="Text_20_body">
      <style:text-properties officeooo:rsid="00232ab5" officeooo:paragraph-rsid="00232ab5"/>
    </style:style>
    <style:style style:name="T1" style:family="text">
      <style:text-properties officeooo:rsid="00105cd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6df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6dff" style:font-style-asian="normal" style:font-style-complex="normal"/>
    </style:style>
    <style:style style:name="T6" style:family="text">
      <style:text-properties officeooo:rsid="00162752"/>
    </style:style>
    <style:style style:name="T7" style:family="text">
      <style:text-properties officeooo:rsid="001a0a6b"/>
    </style:style>
    <style:style style:name="T8" style:family="text">
      <style:text-properties officeooo:rsid="001e0d9f"/>
    </style:style>
    <style:style style:name="T9" style:family="text">
      <style:text-properties officeooo:rsid="00260f7a"/>
    </style:style>
    <style:style style:name="T10" style:family="text">
      <style:text-properties officeooo:rsid="002631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 Rest Framework</text:p>
      <text:h text:style-name="P2" text:outline-level="1">Serializers</text:h>
      <text:p text:style-name="P11">Convert Django QuerySets and model instance to and from JSON, <text:span text:style-name="T10">XML, etc</text:span>.</text:p>
      <text:p text:style-name="P12">Serialize<text:span text:style-name="T1">r</text:span> classes are used to defined how your models are serialized/deserialized.</text:p>
      <text:h text:style-name="P3" text:outline-level="1">Views</text:h>
      <text:list xml:id="list1250522639" text:style-name="L1">
        <text:list-item>
          <text:p text:style-name="P13">Change incoming requests into <text:span text:style-name="T2">Request</text:span> instances.</text:p>
        </text:list-item>
        <text:list-item>
          <text:p text:style-name="P13">Handle authentication and authorization.</text:p>
        </text:list-item>
        <text:list-item>
          <text:p text:style-name="P13">Perform some sort of action (create, read, update, delete).</text:p>
        </text:list-item>
        <text:list-item>
          <text:p text:style-name="P13">Return a <text:span text:style-name="T2">Response</text:span><text:span text:style-name="T4"> object.</text:span></text:p>
        </text:list-item>
      </text:list>
      <text:p text:style-name="P14"><text:span text:style-name="T4">All DRF views extend from the basic </text:span><text:span text:style-name="T2">APIView</text:span><text:span text:style-name="T4"> class </text:span><text:span text:style-name="T5">(which extends from Django’s </text:span><text:span text:style-name="T3">View</text:span><text:span text:style-name="T5"> class)</text:span><text:span text:style-name="T4">.</text:span></text:p>
      <text:h text:style-name="P5" text:outline-level="2">Generic View</text:h>
      <text:p text:style-name="P16"><text:span text:style-name="T4">Meant to handle common use cases without much hassle.</text:span></text:p>
      <text:h text:style-name="P6" text:outline-level="2">ViewSets</text:h>
      <text:p text:style-name="P14">Allow you to combine related views into a single class.</text:p>
      <text:p text:style-name="P15">Minimizes the amount of code you need to write and keeps URLs consistent <text:span text:style-name="T6">but can make code less readable.</text:span></text:p>
      <text:h text:style-name="P10" text:outline-level="3">Routers</text:h>
      <text:p text:style-name="P17">Automatically generate standardized URL patterns and associate them to a given <text:span text:style-name="T2">ViewSet</text:span><text:span text:style-name="T4">.</text:span></text:p>
      <text:h text:style-name="P4" text:outline-level="1">HTTP Methods</text:h>
      <text:h text:style-name="P7" text:outline-level="2">POST</text:h>
      <text:p text:style-name="P18">Used <text:span text:style-name="T7">for creating a new resource or adding a new entity to an existing resource</text:span>.</text:p>
      <text:p text:style-name="P21">Suitable when creating a new resource and the client does not specify the resource identifier.</text:p>
      <text:h text:style-name="P8" text:outline-level="2">PUT</text:h>
      <text:p text:style-name="P19">Used to update a resource <text:span text:style-name="T8">entirely </text:span>or create a new resource if it does not exist.</text:p>
      <text:p text:style-name="P21">Suitable when the entire resource needs to be updated <text:span text:style-name="T9">or when creating a new resource and</text:span> the client specifies the resource identifier.</text:p>
      <text:h text:style-name="P9" text:outline-level="2"><text:soft-page-break/>PATCH</text:h>
      <text:p text:style-name="P20">Used to partially update a resource (does not create a new resource if it does not exist).</text:p>
      <text:p text:style-name="P22"><text:span text:style-name="T4">Suitable when making partial updates to a resource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11:37.791197298</meta:creation-date>
    <dc:date>2023-09-15T11:54:33.951470778</dc:date>
    <meta:editing-duration>PT36M20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2" meta:character-count="1344" meta:non-whitespace-character-count="1153"/>
  </office:meta>
</office:document-meta>
</file>